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table:style-name="ce5"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/>
          <table:table-cell table:style-name="ce10"/>
          <table:table-cell table:number-columns-repeated="996"/>
        </table:table-row>
        <table:table-row table:style-name="ro1" table:number-rows-repeated="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intel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hk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继续kitti调参</text:p>
          </table:table-cell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21T20:04:14.794044064</dc:date>
    <meta:editing-duration>P69DT8H6M21S</meta:editing-duration>
    <meta:editing-cycles>760</meta:editing-cycles>
    <meta:generator>LibreOffice/6.4.7.2$Linux_X86_64 LibreOffice_project/40$Build-2</meta:generator>
    <meta:document-statistic meta:table-count="1" meta:cell-count="2707" meta:object-count="0"/>
  </office:meta>
</office:document-meta>
</file>